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111.74mm"/>
    </style:style>
    <style:style style:name="co5" style:family="table-column">
      <style:table-column-properties fo:break-before="auto" style:column-width="160.76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gb_ctrl_boar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2" table:number-columns-repeated="2" table:default-cell-style-name="Default"/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Build qty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/>
          <table:table-cell/>
          <table:table-cell office:value-type="string" calcext:value-type="string">
            <text:p>Order qty</text:p>
          </table:table-cell>
        </table:table-row>
        <table:table-row table:style-name="ro1">
          <table:table-cell office:value-type="string" calcext:value-type="string">
            <text:p>C1, C2, C3, C4, C5, C6, C11, C13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style-name="ce3" office:value-type="string" calcext:value-type="string">
            <text:p>TME</text:p>
          </table:table-cell>
          <table:table-cell table:style-name="ce4" office:value-type="string" calcext:value-type="string">
            <text:p><text:a xlink:href="https://www.tme.eu/pl/details/cl10b104ko8nnnc/kondensatory-mlcc-smd-0603/samsung/" xlink:type="simple">CL10B104KO8NNNC</text:a></text:p>
          </table:table-cell>
          <table:table-cell/>
          <table:table-cell table:formula="of:=[.$C$4]*[.B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7, C8, C1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ME</text:p>
          </table:table-cell>
          <table:table-cell table:style-name="ce5" office:value-type="string" calcext:value-type="string">
            <text:p>06035A470JAT2A AVX</text:p>
          </table:table-cell>
          <table:table-cell/>
          <table:table-cell table:formula="of:=[.$C$4]*[.B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_Elec_4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TME</text:p>
          </table:table-cell>
          <table:table-cell table:style-name="ce5" office:value-type="string" calcext:value-type="string">
            <text:p>SC1C106M04005VR</text:p>
          </table:table-cell>
          <table:table-cell/>
          <table:table-cell table:formula="of:=[.$C$4]*[.B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P</text:p>
          </table:table-cell>
          <table:table-cell office:value-type="string" calcext:value-type="string">
            <text:p>Capacitor_SMD:C_Elec_5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TME</text:p>
          </table:table-cell>
          <table:table-cell table:style-name="ce5" office:value-type="string" calcext:value-type="string">
            <text:p>RC0J476M05005VR</text:p>
          </table:table-cell>
          <table:table-cell/>
          <table:table-cell table:formula="of:=[.$C$4]*[.B1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cl10b103kb8nnnc/kondensatory-mlcc-smd-0603/samsung/" xlink:type="simple">CL10B103KB8NNNC</text:a></text:p>
          </table:table-cell>
          <table:table-cell/>
          <table:table-cell table:formula="of:=[.$C$4]*[.B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15, C1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cl10c100jb8nnnc/kondensatory-mlcc-smd-0603/samsung/" xlink:type="simple">CL10C100JB8NNNC</text:a> </text:p>
          </table:table-cell>
          <table:table-cell/>
          <table:table-cell table:formula="of:=[.$C$4]*[.B1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errite_Bead_Smal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blm18ag102sh1d/ferryty-koraliki/murata/" xlink:type="simple">BLM18AG102SH1D</text:a> </text:p>
          </table:table-cell>
          <table:table-cell/>
          <table:table-cell table:formula="of:=[.$C$4]*[.B1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20_Male</text:p>
          </table:table-cell>
          <table:table-cell office:value-type="string" calcext:value-type="string">
            <text:p>Connector_JST:JST_PHD_S20B-PHDSS_2x10_P2.00mm_Horizontal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style-name="ce3" office:value-type="string" calcext:value-type="string">
            <text:p>TME</text:p>
          </table:table-cell>
          <table:table-cell table:style-name="ce4" office:value-type="string" calcext:value-type="string">
            <text:p><text:a xlink:href="https://www.tme.eu/pl/details/ds1014-20mf1b/zlacza-idc/connfly/" xlink:type="simple">DS1014-20MF1B</text:a> </text:p>
          </table:table-cell>
          <table:table-cell table:style-name="ce8" office:value-type="string" calcext:value-type="string">
            <text:p><text:a xlink:href="https://www.tme.eu/pl/details/20021111-00010t4lf/listwy-i-gniazda-kolkowe/amphenol/" xlink:type="simple">20021111-00010T4LF</text:a></text:p>
          </table:table-cell>
          <table:table-cell table:formula="of:=[.$C$4]*[.B1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ni</text:p>
          </table:table-cell>
          <table:table-cell office:value-type="string" calcext:value-type="string">
            <text:p>Connector_USB:USB_Micro-B_Molex_47346-0001</text:p>
          </table:table-cell>
          <table:table-cell office:value-type="string" calcext:value-type="string">
            <text:p>USB Mini Type B connec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mx-47346-0001/zlacza-usb-i-ieee1394/molex/47346-0001/" xlink:type="simple">MX-47346-0001</text:a></text:p>
          </table:table-cell>
          <table:table-cell/>
          <table:table-cell table:formula="of:=[.$C$4]*[.B1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</text:p>
          </table:table-cell>
          <table:table-cell office:value-type="string" calcext:value-type="string">
            <text:p>Cortex Debug Connector, standard ARM Cortex-M SWD and JTAG interface</text:p>
          </table:table-cell>
          <table:table-cell/>
          <table:table-cell table:style-name="ce7" office:value-type="string" calcext:value-type="string">
            <text:p><text:a xlink:href="https://www.tme.eu/pl/details/20021221-00010c4lf/listwy-i-gniazda-kolkowe/amphenol/" xlink:type="simple">20021221-00010C4LF</text:a></text:p>
          </table:table-cell>
          <table:table-cell/>
          <table:table-cell table:formula="of:=[.$C$4]*[.B1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1, R9, R1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style-name="ce3" office:value-type="string" calcext:value-type="string">
            <text:p>tme</text:p>
          </table:table-cell>
          <table:table-cell table:style-name="ce4" office:value-type="string" calcext:value-type="string">
            <text:p><text:a xlink:href="https://www.tme.eu/pl/details/crcw060310k0fktabc/rezystory-smd-0603/vishay/" xlink:type="simple">CRCW060310K0FKTABC</text:a></text:p>
          </table:table-cell>
          <table:table-cell/>
          <table:table-cell table:formula="of:=[.$C$4]*[.B17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2, R5, R6, R7, 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smd0603-27r/rezystory-smd-0603/royal-ohm/0603saj0270t5e/" xlink:type="simple">SMD0603-27R</text:a></text:p>
          </table:table-cell>
          <table:table-cell/>
          <table:table-cell table:formula="of:=[.$C$4]*[.B18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crcw06031m00fkea/rezystory-smd-0603/vishay/" xlink:type="simple">CRCW06031M00FKEA</text:a> </text:p>
          </table:table-cell>
          <table:table-cell/>
          <table:table-cell table:formula="of:=[.$C$4]*[.B1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V1117-3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800mA Low-Dropout Linear Regulator, 3.3V fixed output, TO-220/TO-252/TO-263/SOT-2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tlv1117-33cdcyg3/stabilizatory-napiecia-nieregulowane-ldo/texas-instruments/" xlink:type="simple">TLV1117-33CDCYG3</text:a> </text:p>
          </table:table-cell>
          <table:table-cell/>
          <table:table-cell table:formula="of:=[.$C$4]*[.B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M32F030K6Tx</text:p>
          </table:table-cell>
          <table:table-cell office:value-type="string" calcext:value-type="string">
            <text:p>Package_QFP:LQFP-32_7x7mm_P0.8mm</text:p>
          </table:table-cell>
          <table:table-cell office:value-type="string" calcext:value-type="string">
            <text:p>ARM Cortex-M0 MCU, 32KB flash, 4KB RAM, 48MHz, 2.4-3.6V, 25 GPIO, LQFP-32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a xlink:href="https://pl.rs-online.com/web/p/mikrokontrolery/8294644/" xlink:type="simple">STM32F030K6T6</text:a> </text:p>
          </table:table-cell>
          <table:table-cell/>
          <table:table-cell table:formula="of:=[.$C$4]*[.B2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0XS</text:p>
          </table:table-cell>
          <table:table-cell office:value-type="string" calcext:value-type="string">
            <text:p>Package_SO:SSOP-16_3.9x4.9mm_P0.635mm</text:p>
          </table:table-cell>
          <table:table-cell office:value-type="string" calcext:value-type="string">
            <text:p>Full Speed USB to Basic UART, SSOP-16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FT230XS-R </text:p>
          </table:table-cell>
          <table:table-cell/>
          <table:table-cell table:formula="of:=[.$C$4]*[.B2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Oscillator:Oscillator_SMD_TXC_7C-4Pin_5.0x3.2mm_HandSoldering</text:p>
          </table:table-cell>
          <table:table-cell office:value-type="string" calcext:value-type="string">
            <text:p>Four pin crystal, GND on pins 2 and 4</text:p>
          </table:table-cell>
          <table:table-cell office:value-type="string" calcext:value-type="string">
            <text:p>TME</text:p>
          </table:table-cell>
          <table:table-cell table:style-name="ce5" office:value-type="string" calcext:value-type="string">
            <text:p>ABM3B-8.000MHZ-10</text:p>
          </table:table-cell>
          <table:table-cell/>
          <table:table-cell table:formula="of:=[.$C$4]*[.B23]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Wtyk; IDC; żeńskie; PIN: 20; z dociskiem przewodu; IDC; na taśmę </text:p>
          </table:table-cell>
          <table:table-cell table:style-name="ce3" office:value-type="string" calcext:value-type="string">
            <text:p>TME</text:p>
          </table:table-cell>
          <table:table-cell table:style-name="ce4" office:value-type="string" calcext:value-type="string">
            <text:p><text:a xlink:href="https://www.tme.eu/pl/details/t826120a201ceu/zlacza-idc/amphenol/" xlink:type="simple">T826120A201CEU</text:a></text:p>
          </table:table-cell>
          <table:table-cell table:style-name="ce2" office:value-type="string" calcext:value-type="string">
            <text:p><text:a xlink:href="https://www.tme.eu/pl/details/t826120a101ceu/zlacza-idc/amphenol/" xlink:type="simple">T826120A101CEU</text:a></text:p>
          </table:table-cell>
          <table:table-cell table:formula="of:=[.$C$4]*[.B2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23:50:49.157000000</dc:date>
    <dc:creator>Pawel Kawula</dc:creator>
    <meta:editing-duration>PT23M52S</meta:editing-duration>
    <meta:editing-cycles>4</meta:editing-cycles>
    <meta:generator>LibreOffice/6.1.6.3$Windows_X86_64 LibreOffice_project/5896ab1714085361c45cf540f76f60673dd96a72</meta:generator>
    <meta:document-statistic meta:table-count="1" meta:cell-count="168" meta:object-count="0"/>
  </office:meta>
</office:document-meta>
</file>